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ard-notes">
      <style:graphic-properties draw:fill-color="#ffffff" fo:min-height="13.116cm"/>
    </style:style>
    <style:style style:name="P1" style:family="paragraph">
      <style:paragraph-properties fo:margin-left="0cm" fo:margin-right="0cm" fo:text-indent="0cm"/>
      <style:text-properties fo:font-size="18pt" fo:language="nl" fo:country="NL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style:language-asian="zh" style:country-asian="HK"/>
    </style:style>
    <style:style style:name="T2" style:family="text">
      <style:text-properties style:language-asian="zh" style:country-asian="MO"/>
    </style:style>
    <style:style style:name="T3" style:family="text">
      <style:text-properties style:language-asian="zh" style:country-asian="SG"/>
    </style:style>
    <style:style style:name="T4" style:family="text">
      <style:text-properties style:language-asian="zh" style:country-asian="TW"/>
    </style:style>
    <style:style style:name="T5" style:family="text">
      <style:text-properties style:language-asian="zh" style:country-asian="CN"/>
    </style:style>
    <style:style style:name="T6" style:family="text">
      <style:text-properties style:language-asian="ja" style:country-asian="JP"/>
    </style:style>
    <style:style style:name="T7" style:family="text">
      <style:text-properties style:language-asian="ko" style:country-asian="KR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r" style:country-complex="DZ"/>
    </style:style>
    <style:style style:name="T10" style:family="text">
      <style:text-properties style:language-asian="zxx" style:country-asian="none" style:language-complex="ar" style:country-complex="BH"/>
    </style:style>
    <style:style style:name="T11" style:family="text">
      <style:text-properties style:language-asian="zxx" style:country-asian="none" style:language-complex="ar" style:country-complex="EG"/>
    </style:style>
    <style:style style:name="T12" style:family="text">
      <style:text-properties style:language-asian="zxx" style:country-asian="none" style:language-complex="ar" style:country-complex="IQ"/>
    </style:style>
    <style:style style:name="T13" style:family="text">
      <style:text-properties style:language-asian="zxx" style:country-asian="none" style:language-complex="ar" style:country-complex="YE"/>
    </style:style>
    <style:style style:name="T14" style:family="text">
      <style:text-properties style:language-asian="zxx" style:country-asian="none" style:language-complex="ar" style:country-complex="JO"/>
    </style:style>
    <style:style style:name="T15" style:family="text">
      <style:text-properties style:language-asian="zxx" style:country-asian="none" style:language-complex="ar" style:country-complex="QA"/>
    </style:style>
    <style:style style:name="T16" style:family="text">
      <style:text-properties style:language-asian="zxx" style:country-asian="none" style:language-complex="ar" style:country-complex="KW"/>
    </style:style>
    <style:style style:name="T17" style:family="text">
      <style:text-properties style:language-asian="zxx" style:country-asian="none" style:language-complex="ar" style:country-complex="LB"/>
    </style:style>
    <style:style style:name="T18" style:family="text">
      <style:text-properties style:language-asian="zxx" style:country-asian="none" style:language-complex="ar" style:country-complex="LY"/>
    </style:style>
    <style:style style:name="T19" style:family="text">
      <style:text-properties style:language-asian="zxx" style:country-asian="none" style:language-complex="ar" style:country-complex="MA"/>
    </style:style>
    <style:style style:name="T20" style:family="text">
      <style:text-properties style:language-asian="zxx" style:country-asian="none" style:language-complex="ar" style:country-complex="OM"/>
    </style:style>
    <style:style style:name="T21" style:family="text">
      <style:text-properties style:language-asian="zxx" style:country-asian="none" style:language-complex="ar" style:country-complex="SA"/>
    </style:style>
    <style:style style:name="T22" style:family="text">
      <style:text-properties style:language-asian="zxx" style:country-asian="none" style:language-complex="ar" style:country-complex="SY"/>
    </style:style>
    <style:style style:name="T23" style:family="text">
      <style:text-properties style:language-asian="zxx" style:country-asian="none" style:language-complex="ar" style:country-complex="TN"/>
    </style:style>
    <style:style style:name="T24" style:family="text">
      <style:text-properties style:language-asian="zxx" style:country-asian="none" style:language-complex="ar" style:country-complex="AE"/>
    </style:style>
    <style:style style:name="T25" style:family="text">
      <style:text-properties style:language-asian="zxx" style:country-asian="none" style:language-complex="as" style:country-complex="IN"/>
    </style:style>
    <style:style style:name="T26" style:family="text">
      <style:text-properties style:language-asian="zxx" style:country-asian="none" style:language-complex="bn" style:country-complex="BD"/>
    </style:style>
    <style:style style:name="T27" style:family="text">
      <style:text-properties style:language-asian="zxx" style:country-asian="none" style:language-complex="bn" style:country-complex="IN"/>
    </style:style>
    <style:style style:name="T28" style:family="text">
      <style:text-properties style:language-asian="zxx" style:country-asian="none" style:language-complex="dz" style:country-complex="BT"/>
    </style:style>
    <style:style style:name="T29" style:family="text">
      <style:text-properties style:language-asian="zxx" style:country-asian="none" style:language-complex="fa" style:country-complex="IR"/>
    </style:style>
    <style:style style:name="T30" style:family="text">
      <style:text-properties style:language-asian="zxx" style:country-asian="none" style:language-complex="gu" style:country-complex="IN"/>
    </style:style>
    <style:style style:name="T31" style:family="text">
      <style:text-properties style:language-asian="zxx" style:country-asian="none" style:language-complex="he" style:country-complex="IL"/>
    </style:style>
    <style:style style:name="T32" style:family="text">
      <style:text-properties style:language-asian="zxx" style:country-asian="none" style:language-complex="hi" style:country-complex="IN"/>
    </style:style>
    <style:style style:name="T33" style:family="text">
      <style:text-properties style:language-asian="zxx" style:country-asian="none" style:language-complex="kn" style:country-complex="IN"/>
    </style:style>
    <style:style style:name="T34" style:family="text">
      <style:text-properties style:language-asian="zxx" style:country-asian="none" style:language-complex="ks" style:country-complex="IN"/>
    </style:style>
    <style:style style:name="T35" style:family="text">
      <style:text-properties style:language-asian="zxx" style:country-asian="none" style:language-complex="ks" style:country-complex="none"/>
    </style:style>
    <style:style style:name="T36" style:family="text">
      <style:text-properties style:language-asian="zxx" style:country-asian="none" style:language-complex="km" style:country-complex="KH"/>
    </style:style>
    <style:style style:name="T37" style:family="text">
      <style:text-properties style:language-asian="zxx" style:country-asian="none" style:language-complex="ku" style:country-complex="IQ"/>
    </style:style>
    <style:style style:name="T38" style:family="text">
      <style:text-properties style:language-asian="zxx" style:country-asian="none" style:language-complex="ku" style:country-complex="IR"/>
    </style:style>
    <style:style style:name="T39" style:family="text">
      <style:text-properties style:language-asian="zxx" style:country-asian="none" style:language-complex="lo" style:country-complex="LA"/>
    </style:style>
    <style:style style:name="T40" style:family="text">
      <style:text-properties style:language-asian="zxx" style:country-asian="none" style:language-complex="ml" style:country-complex="IN"/>
    </style:style>
    <style:style style:name="T41" style:family="text">
      <style:text-properties style:language-asian="zxx" style:country-asian="none" style:language-complex="mni" style:country-complex="IN"/>
    </style:style>
    <style:style style:name="T42" style:family="text">
      <style:text-properties style:language-asian="zxx" style:country-asian="none" style:language-complex="mr" style:country-complex="IN"/>
    </style:style>
    <style:style style:name="T43" style:family="text">
      <style:text-properties style:language-asian="zxx" style:country-asian="none" style:language-complex="ne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sa" style:country-complex="IN"/>
    </style:style>
    <style:style style:name="T48" style:family="text">
      <style:text-properties style:language-asian="zxx" style:country-asian="none" style:language-complex="sd" style:country-complex="IN"/>
    </style:style>
    <style:style style:name="T49" style:family="text">
      <style:text-properties style:language-asian="zxx" style:country-asian="none" style:language-complex="ta" style:country-complex="IN"/>
    </style:style>
    <style:style style:name="T50" style:family="text">
      <style:text-properties style:language-asian="zxx" style:country-asian="none" style:language-complex="te" style:country-complex="IN"/>
    </style:style>
    <style:style style:name="T51" style:family="text">
      <style:text-properties style:language-asian="zxx" style:country-asian="none" style:language-complex="th" style:country-complex="TH"/>
    </style:style>
    <style:style style:name="T52" style:family="text">
      <style:text-properties style:language-asian="zxx" style:country-asian="none" style:language-complex="bo" style:country-complex="CN"/>
    </style:style>
    <style:style style:name="T53" style:family="text">
      <style:text-properties style:language-asian="zxx" style:country-asian="none" style:language-complex="ur" style:country-complex="IN"/>
    </style:style>
    <style:style style:name="T54" style:family="text">
      <style:text-properties style:language-asian="zxx" style:country-asian="none" style:language-complex="ur" style:country-complex="PK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draw:frame draw:style-name="gr1" draw:text-style-name="P1" draw:layer="layout" svg:width="29.26cm" svg:height="42.25cm" svg:x="-0.156cm" svg:y="-3.969cm">
          <draw:text-box>
            <text:p text:style-name="P1"><text:s/>118 8 47</text:p>
            <text:p text:style-name="P1">1<text:tab/>[Geen]<text:tab/></text:p>
            <text:p text:style-name="P1">2<text:tab/>Afrikaans<text:tab/></text:p>
            <text:p text:style-name="P1">3<text:tab/>Albanees<text:tab/></text:p>
            <text:p text:style-name="P1">4<text:tab/>Armeens<text:tab/></text:p>
            <text:p text:style-name="P1">5<text:tab/>Azerbeidjaans (Cyrillisch)<text:tab/></text:p>
            <text:p text:style-name="P1">6<text:tab/>Azerbeidjaans (Latijns)<text:tab/></text:p>
            <text:p text:style-name="P1">7<text:tab/>Baskisch<text:tab/></text:p>
            <text:p text:style-name="P1">8<text:tab/>Bosnisch<text:tab/></text:p>
            <text:p text:style-name="P1">9<text:tab/>Bulgaars<text:tab/></text:p>
            <text:p text:style-name="P1">10<text:tab/>Catalaans<text:tab/></text:p>
            <text:p text:style-name="P1">11<text:tab/>Deens<text:tab/></text:p>
            <text:p text:style-name="P1">12<text:tab/>Dhivehi<text:tab/></text:p>
            <text:p text:style-name="P1">13<text:tab/>Duits (Duitsland)<text:tab/></text:p>
            <text:p text:style-name="P1">14<text:tab/>Duits (Liechtenstein)<text:tab/></text:p>
            <text:p text:style-name="P1">15<text:tab/>Duits (Luxemburg)<text:tab/></text:p>
            <text:p text:style-name="P1">16<text:tab/>Duits (Oostenrijk)<text:tab/></text:p>
            <text:p text:style-name="P1">17<text:tab/>Duits (Zwitserland)<text:tab/></text:p>
            <text:p text:style-name="P1">18<text:tab/>Engels (Australië)<text:tab/></text:p>
            <text:p text:style-name="P1">19<text:tab/>Engels (Belize)<text:tab/></text:p>
            <text:p text:style-name="P1">20<text:tab/>Engels (Canada)<text:tab/></text:p>
            <text:p text:style-name="P1">21<text:tab/>Engels (Caraïbisch gebied)<text:tab/></text:p>
            <text:p text:style-name="P1">22<text:tab/>Engels (Filippijnen)<text:tab/></text:p>
            <text:p text:style-name="P1">23<text:tab/>Engels (GB)<text:tab/></text:p>
            <text:p text:style-name="P1">24<text:tab/>Engels (Ierland)<text:tab/></text:p>
            <text:p text:style-name="P1">25<text:tab/>Engels (Jamaica)<text:tab/></text:p>
            <text:p text:style-name="P1">26<text:tab/>Engels (Nieuw-Zeeland)<text:tab/></text:p>
            <text:p text:style-name="P1">27<text:tab/>Engels (Trinidad)<text:tab/></text:p>
            <text:p text:style-name="P1">28<text:tab/>Engels (VS)<text:tab/></text:p>
            <text:p text:style-name="P1">29<text:tab/>Engels (Zimbabwe)<text:tab/></text:p>
            <text:p text:style-name="P1">30<text:tab/>Engels (Zuid-Afrika)<text:tab/></text:p>
            <text:p text:style-name="P1">31<text:tab/>Esperanto<text:tab/></text:p>
            <text:p text:style-name="P1">32<text:tab/>Ests<text:tab/></text:p>
            <text:p text:style-name="P1">33<text:tab/>Faerøes<text:tab/></text:p>
            <text:p text:style-name="P1">34<text:tab/>Fins<text:tab/></text:p>
            <text:p text:style-name="P1">35<text:tab/>Frans (België)<text:tab/></text:p>
            <text:p text:style-name="P1">36<text:tab/>Frans (Canada)<text:tab/></text:p>
            <text:p text:style-name="P1">37<text:tab/>Frans (Frankrijk)<text:tab/></text:p>
            <text:p text:style-name="P1">38<text:tab/>Frans (Luxemburg)<text:tab/></text:p>
            <text:p text:style-name="P1">39<text:tab/>Frans (Monaco)<text:tab/></text:p>
            <text:p text:style-name="P1">40<text:tab/>Frans (Zwitserland)<text:tab/></text:p>
            <text:p text:style-name="P1">41<text:tab/>Fries<text:tab/></text:p>
            <text:p text:style-name="P1">42<text:tab/>Gaelisch (Schotland)<text:tab/></text:p>
            <text:p text:style-name="P1">43<text:tab/>Galiciaans<text:tab/></text:p>
            <text:p text:style-name="P1">44<text:tab/>Georgisch<text:tab/></text:p>
            <text:p text:style-name="P1">45<text:tab/>Grieks<text:tab/></text:p>
            <text:p text:style-name="P1">46<text:tab/>Hongaars<text:tab/></text:p>
            <text:p text:style-name="P1">47<text:tab/>Iers<text:tab/></text:p>
            <text:p text:style-name="P1">48<text:tab/>Ijslands<text:tab/></text:p>
            <text:p text:style-name="P1">49<text:tab/>Indonesisch<text:tab/></text:p>
            <text:p text:style-name="P1">50<text:tab/>Interlingua<text:tab/></text:p>
            <text:p text:style-name="P1">51<text:tab/>Italiaans (Italië)<text:tab/></text:p>
            <text:p text:style-name="P1">52<text:tab/>Italiaans (Zwitserland)<text:tab/></text:p>
            <text:p text:style-name="P1">53<text:tab/>Kazachstaans<text:tab/></text:p>
            <text:p text:style-name="P1">54<text:tab/>Kinyarwanda (Rwanda)<text:tab/></text:p>
            <text:p text:style-name="P1">55<text:tab/>Koerdisch (Syrië)<text:tab/></text:p>
            <text:p text:style-name="P1">56<text:tab/>Koerdisch (Turkije)<text:tab/></text:p>
            <text:p text:style-name="P1">57<text:tab/>Konkani<text:tab/></text:p>
            <text:p text:style-name="P1">58<text:tab/>Kroatisch<text:tab/></text:p>
            <text:p text:style-name="P1">59<text:tab/>Latijn<text:tab/></text:p>
            <text:p text:style-name="P1">60<text:tab/>Lets<text:tab/></text:p>
            <text:p text:style-name="P1">61<text:tab/>Litouws<text:tab/></text:p>
            <text:p text:style-name="P1">62<text:tab/>Litouws (klassiek)<text:tab/></text:p>
            <text:p text:style-name="P1">63<text:tab/>Macedonisch<text:tab/></text:p>
            <text:p text:style-name="P1">64<text:tab/>Maleis (Brunei Darussalam)<text:tab/></text:p>
            <text:p text:style-name="P1">65<text:tab/>Maleis (Maleisië)<text:tab/></text:p>
            <text:p text:style-name="P1">66<text:tab/>Maori (Nieuw-Zeeland)<text:tab/></text:p>
            <text:p text:style-name="P1">67<text:tab/>Mongolees<text:tab/></text:p>
            <text:p text:style-name="P1">68<text:tab/>Nederlands (België)<text:tab/></text:p>
            <text:p text:style-name="P1">69<text:tab/>Nederlands (NL)<text:tab/></text:p>
            <text:p text:style-name="P1">70<text:tab/>Noord-Sotho<text:tab/></text:p>
            <text:p text:style-name="P1">71<text:tab/>Noors (BokmÃ¥l)<text:tab/></text:p>
            <text:p text:style-name="P1">72<text:tab/>Noors (Nynorsk)<text:tab/></text:p>
            <text:p text:style-name="P1">73<text:tab/>Occitaans<text:tab/></text:p>
            <text:p text:style-name="P1">74<text:tab/>Oezbekistaans<text:tab/></text:p>
            <text:p text:style-name="P1">75<text:tab/>Oezbekistaans (Cyrillisch)<text:tab/></text:p>
            <text:p text:style-name="P1">76<text:tab/>Oezbekistaans (Latijns)<text:tab/></text:p>
            <text:p text:style-name="P1">77<text:tab/>Pools<text:tab/></text:p>
            <text:p text:style-name="P1">78<text:tab/>Portugees (Brazilië)<text:tab/></text:p>
            <text:p text:style-name="P1">79<text:tab/>Portugees (Portugal)<text:tab/></text:p>
            <text:p text:style-name="P1">80<text:tab/>Reto-romaans<text:tab/></text:p>
            <text:p text:style-name="P1">81<text:tab/>Roemeens<text:tab/></text:p>
            <text:p text:style-name="P1">82<text:tab/>Russisch<text:tab/></text:p>
            <text:p text:style-name="P1">83<text:tab/>Sardisch<text:tab/></text:p>
            <text:p text:style-name="P1">84<text:tab/>Servisch (Cyrillisch)<text:tab/></text:p>
            <text:p text:style-name="P1">85<text:tab/>Servisch (Latijns)<text:tab/></text:p>
            <text:p text:style-name="P1">86<text:tab/>Sloveens<text:tab/></text:p>
            <text:p text:style-name="P1">87<text:tab/>Slowaaks<text:tab/></text:p>
            <text:p text:style-name="P1">88<text:tab/>Spaans (Argentinië)<text:tab/></text:p>
            <text:p text:style-name="P1">89<text:tab/>Spaans (Bolivia)<text:tab/></text:p>
            <text:p text:style-name="P1">90<text:tab/>Spaans (Chili)<text:tab/></text:p>
            <text:p text:style-name="P1">91<text:tab/>Spaans (Colombia)<text:tab/></text:p>
            <text:p text:style-name="P1">92<text:tab/>Spaans (Costa Rica)<text:tab/></text:p>
            <text:p text:style-name="P1">93<text:tab/>Spaans (Dom. Rep.)<text:tab/></text:p>
            <text:p text:style-name="P1">94<text:tab/>Spaans (El Salvador)<text:tab/></text:p>
            <text:p text:style-name="P1">95<text:tab/>Spaans (Equador)<text:tab/></text:p>
            <text:p text:style-name="P1">96<text:tab/>Spaans (Guatemala)<text:tab/></text:p>
            <text:p text:style-name="P1">97<text:tab/>Spaans (Honduras)<text:tab/></text:p>
            <text:p text:style-name="P1">98<text:tab/>Spaans (Mexico)<text:tab/></text:p>
            <text:p text:style-name="P1">99<text:tab/>Spaans (Modern)<text:tab/></text:p>
            <text:p text:style-name="P1">100<text:tab/>Spaans (Nicaragua)<text:tab/></text:p>
            <text:p text:style-name="P1">101<text:tab/>Spaans (Panama)<text:tab/></text:p>
            <text:p text:style-name="P1">102<text:tab/>Spaans (Paraguay)<text:tab/></text:p>
            <text:p text:style-name="P1">103<text:tab/>Spaans (Peru)<text:tab/></text:p>
            <text:p text:style-name="P1">104<text:tab/>Spaans (Puerto Rico)<text:tab/></text:p>
            <text:p text:style-name="P1">105<text:tab/>Spaans (Spanje)<text:tab/></text:p>
            <text:p text:style-name="P1">106<text:tab/>Spaans (Uruguay)<text:tab/></text:p>
            <text:p text:style-name="P1">107<text:tab/>Spaans (Venezuela)<text:tab/></text:p>
            <text:p text:style-name="P1">108<text:tab/>Swahili (Kenia)<text:tab/></text:p>
            <text:p text:style-name="P1">109<text:tab/>Swahili (Tanzania)<text:tab/></text:p>
            <text:p text:style-name="P1">110<text:tab/>Tataars<text:tab/></text:p>
            <text:p text:style-name="P1">111<text:tab/>Tsjechisch<text:tab/></text:p>
            <text:p text:style-name="P1">112<text:tab/>Tswana<text:tab/></text:p>
            <text:p text:style-name="P1">113<text:tab/>Turks<text:tab/></text:p>
            <text:p text:style-name="P1">114<text:tab/>Welsh<text:tab/></text:p>
            <text:p text:style-name="P1">115<text:tab/>Wit-Russisch<text:tab/></text:p>
            <text:p text:style-name="P1">116<text:tab/>Zulu<text:tab/></text:p>
            <text:p text:style-name="P1">117<text:tab/>Zweeds (Finland)<text:tab/></text:p>
            <text:p text:style-name="P1">118<text:tab/>Zweeds (Zweden)<text:tab/></text:p>
            <text:p text:style-name="P1">1<text:tab/>[Geen]<text:tab/></text:p>
            <text:p text:style-name="P1"><text:span text:style-name="T1">2</text:span><text:span text:style-name="T1"><text:tab/></text:span><text:span text:style-name="T1">Chinees (Hongkong)</text:span><text:span text:style-name="T1"><text:tab/></text:span></text:p>
            <text:p text:style-name="P1"><text:span text:style-name="T2">3</text:span><text:span text:style-name="T2"><text:tab/></text:span><text:span text:style-name="T2">Chinees (Macau)</text:span><text:span text:style-name="T2"><text:tab/></text:span></text:p>
            <text:p text:style-name="P1"><text:span text:style-name="T3">4</text:span><text:span text:style-name="T3"><text:tab/></text:span><text:span text:style-name="T3">Chinees (Singapore)</text:span><text:span text:style-name="T3"><text:tab/></text:span></text:p>
            <text:p text:style-name="P1"><text:span text:style-name="T4">5</text:span><text:span text:style-name="T4"><text:tab/></text:span><text:span text:style-name="T4">Chinees (traditioneel)</text:span><text:span text:style-name="T4"><text:tab/></text:span></text:p>
            <text:p text:style-name="P1"><text:span text:style-name="T5">6</text:span><text:span text:style-name="T5"><text:tab/></text:span><text:span text:style-name="T5">Chinees (vereenvoudigd)</text:span><text:span text:style-name="T5"><text:tab/></text:span></text:p>
            <text:p text:style-name="P1"><text:span text:style-name="T6">7</text:span><text:span text:style-name="T6"><text:tab/></text:span><text:span text:style-name="T6">Japans</text:span><text:span text:style-name="T6"><text:tab/></text:span></text:p>
            <text:p text:style-name="P1"><text:span text:style-name="T7">8</text:span><text:span text:style-name="T7"><text:tab/></text:span><text:span text:style-name="T7">Koreaans (RoK)</text:span><text:span text:style-name="T7"><text:tab/></text:span></text:p>
            <text:p text:style-name="P1"><text:span text:style-name="T8">1</text:span><text:span text:style-name="T8"><text:tab/></text:span><text:span text:style-name="T8">[Geen]</text:span><text:span text:style-name="T8"><text:tab/></text:span></text:p>
            <text:p text:style-name="P1"><text:span text:style-name="T9">2</text:span><text:span text:style-name="T9"><text:tab/></text:span><text:span text:style-name="T9">Arabisch (Algerije)</text:span><text:span text:style-name="T9"><text:tab/></text:span></text:p>
            <text:p text:style-name="P1"><text:span text:style-name="T10">3</text:span><text:span text:style-name="T10"><text:tab/></text:span><text:span text:style-name="T10">Arabisch (Bahrein)</text:span><text:span text:style-name="T10"><text:tab/></text:span></text:p>
            <text:p text:style-name="P1"><text:span text:style-name="T11">4</text:span><text:span text:style-name="T11"><text:tab/></text:span><text:span text:style-name="T11">Arabisch (Egypte)</text:span><text:span text:style-name="T11"><text:tab/></text:span></text:p>
            <text:p text:style-name="P1"><text:span text:style-name="T12">5</text:span><text:span text:style-name="T12"><text:tab/></text:span><text:span text:style-name="T12">Arabisch (Irak)</text:span><text:span text:style-name="T12"><text:tab/></text:span></text:p>
            <text:p text:style-name="P1"><text:span text:style-name="T13">6</text:span><text:span text:style-name="T13"><text:tab/></text:span><text:span text:style-name="T13">Arabisch (Jemen)</text:span><text:span text:style-name="T13"><text:tab/></text:span></text:p>
            <text:p text:style-name="P1"><text:span text:style-name="T14">7</text:span><text:span text:style-name="T14"><text:tab/></text:span><text:span text:style-name="T14">Arabisch (Jordanië)</text:span><text:span text:style-name="T14"><text:tab/></text:span></text:p>
            <text:p text:style-name="P1"><text:span text:style-name="T15">8</text:span><text:span text:style-name="T15"><text:tab/></text:span><text:span text:style-name="T15">Arabisch (Katar)</text:span><text:span text:style-name="T15"><text:tab/></text:span></text:p>
            <text:p text:style-name="P1"><text:span text:style-name="T16">9</text:span><text:span text:style-name="T16"><text:tab/></text:span><text:span text:style-name="T16">Arabisch (Koeweit)</text:span><text:span text:style-name="T16"><text:tab/></text:span></text:p>
            <text:p text:style-name="P1"><text:span text:style-name="T17">10</text:span><text:span text:style-name="T17"><text:tab/></text:span><text:span text:style-name="T17">Arabisch (Libanon)</text:span><text:span text:style-name="T17"><text:tab/></text:span></text:p>
            <text:p text:style-name="P1"><text:span text:style-name="T18">11</text:span><text:span text:style-name="T18"><text:tab/></text:span><text:span text:style-name="T18">Arabisch (Libië)</text:span><text:span text:style-name="T18"><text:tab/></text:span></text:p>
            <text:p text:style-name="P1"><text:span text:style-name="T19">12</text:span><text:span text:style-name="T19"><text:tab/></text:span><text:span text:style-name="T19">Arabisch (Marokko)</text:span><text:span text:style-name="T19"><text:tab/></text:span></text:p>
            <text:p text:style-name="P1"><text:span text:style-name="T20">13</text:span><text:span text:style-name="T20"><text:tab/></text:span><text:span text:style-name="T20">Arabisch (Oman)</text:span><text:span text:style-name="T20"><text:tab/></text:span></text:p>
            <text:p text:style-name="P1"><text:span text:style-name="T21">14</text:span><text:span text:style-name="T21"><text:tab/></text:span><text:span text:style-name="T21">Arabisch (Saudi-Arabië)</text:span><text:span text:style-name="T21"><text:tab/></text:span></text:p>
            <text:p text:style-name="P1"><text:span text:style-name="T22">15</text:span><text:span text:style-name="T22"><text:tab/></text:span><text:span text:style-name="T22">Arabisch (Syrië)</text:span><text:span text:style-name="T22"><text:tab/></text:span></text:p>
            <text:p text:style-name="P1"><text:span text:style-name="T23">16</text:span><text:span text:style-name="T23"><text:tab/></text:span><text:span text:style-name="T23">Arabisch (Tunesië)</text:span><text:span text:style-name="T23"><text:tab/></text:span></text:p>
            <text:p text:style-name="P1"><text:span text:style-name="T24">17</text:span><text:span text:style-name="T24"><text:tab/></text:span><text:span text:style-name="T24">Arabisch (VAE)</text:span><text:span text:style-name="T24"><text:tab/></text:span></text:p>
            <text:p text:style-name="P1"><text:span text:style-name="T25">18</text:span><text:span text:style-name="T25"><text:tab/></text:span><text:span text:style-name="T25">Assamees</text:span><text:span text:style-name="T25"><text:tab/></text:span></text:p>
            <text:p text:style-name="P1"><text:span text:style-name="T26">19</text:span><text:span text:style-name="T26"><text:tab/></text:span><text:span text:style-name="T26">Bengaals (Bangladesh)</text:span><text:span text:style-name="T26"><text:tab/></text:span></text:p>
            <text:p text:style-name="P1"><text:span text:style-name="T27">20</text:span><text:span text:style-name="T27"><text:tab/></text:span><text:span text:style-name="T27">Bengaals (India)</text:span><text:span text:style-name="T27"><text:tab/></text:span></text:p>
            <text:p text:style-name="P1"><text:span text:style-name="T28">21</text:span><text:span text:style-name="T28"><text:tab/></text:span><text:span text:style-name="T28">Dzongkha</text:span><text:span text:style-name="T28"><text:tab/></text:span></text:p>
            <text:p text:style-name="P1"><text:span text:style-name="T29">22</text:span><text:span text:style-name="T29"><text:tab/></text:span><text:span text:style-name="T29">Farsi</text:span><text:span text:style-name="T29"><text:tab/></text:span></text:p>
            <text:p text:style-name="P1"><text:span text:style-name="T30">23</text:span><text:span text:style-name="T30"><text:tab/></text:span><text:span text:style-name="T30">Gujarati</text:span><text:span text:style-name="T30"><text:tab/></text:span></text:p>
            <text:p text:style-name="P1"><text:span text:style-name="T31">24</text:span><text:span text:style-name="T31"><text:tab/></text:span><text:span text:style-name="T31">Hebreeuws</text:span><text:span text:style-name="T31"><text:tab/></text:span></text:p>
            <text:p text:style-name="P1"><text:span text:style-name="T32">25</text:span><text:span text:style-name="T32"><text:tab/></text:span><text:span text:style-name="T32">Hindi</text:span><text:span text:style-name="T32"><text:tab/></text:span></text:p>
            <text:p text:style-name="P1"><text:span text:style-name="T33">26</text:span><text:span text:style-name="T33"><text:tab/></text:span><text:span text:style-name="T33">Kannada</text:span><text:span text:style-name="T33"><text:tab/></text:span></text:p>
            <text:p text:style-name="P1"><text:span text:style-name="T34">27</text:span><text:span text:style-name="T34"><text:tab/></text:span><text:span text:style-name="T34">Kasjmir (India)</text:span><text:span text:style-name="T34"><text:tab/></text:span></text:p>
            <text:p text:style-name="P1"><text:span text:style-name="T35">28</text:span><text:span text:style-name="T35"><text:tab/></text:span><text:span text:style-name="T35">Kasjmir (Kasjmir)</text:span><text:span text:style-name="T35"><text:tab/></text:span></text:p>
            <text:p text:style-name="P1"><text:span text:style-name="T36">29</text:span><text:span text:style-name="T36"><text:tab/></text:span><text:span text:style-name="T36">Khmer</text:span><text:span text:style-name="T36"><text:tab/></text:span></text:p>
            <text:p text:style-name="P1"><text:span text:style-name="T37">30</text:span><text:span text:style-name="T37"><text:tab/></text:span><text:span text:style-name="T37">Koerdisch (Irak)</text:span><text:span text:style-name="T37"><text:tab/></text:span></text:p>
            <text:p text:style-name="P1"><text:span text:style-name="T38">31</text:span><text:span text:style-name="T38"><text:tab/></text:span><text:span text:style-name="T38">Koerdisch (Iran)</text:span><text:span text:style-name="T38"><text:tab/></text:span></text:p>
            <text:p text:style-name="P1"><text:span text:style-name="T39">32</text:span><text:span text:style-name="T39"><text:tab/></text:span><text:span text:style-name="T39">Laotiaans</text:span><text:span text:style-name="T39"><text:tab/></text:span></text:p>
            <text:p text:style-name="P1"><text:span text:style-name="T40">33</text:span><text:span text:style-name="T40"><text:tab/></text:span><text:span text:style-name="T40">Malayalam</text:span><text:span text:style-name="T40"><text:tab/></text:span></text:p>
            <text:p text:style-name="P1"><text:span text:style-name="T41">34</text:span><text:span text:style-name="T41"><text:tab/></text:span><text:span text:style-name="T41">Manipuri</text:span><text:span text:style-name="T41"><text:tab/></text:span></text:p>
            <text:p text:style-name="P1"><text:span text:style-name="T42">35</text:span><text:span text:style-name="T42"><text:tab/></text:span><text:span text:style-name="T42">Marathi</text:span><text:span text:style-name="T42"><text:tab/></text:span></text:p>
            <text:p text:style-name="P1"><text:span text:style-name="T43">36</text:span><text:span text:style-name="T43"><text:tab/></text:span><text:span text:style-name="T43">Nepalees (India)</text:span><text:span text:style-name="T43"><text:tab/></text:span></text:p>
            <text:p text:style-name="P1"><text:span text:style-name="T44">37</text:span><text:span text:style-name="T44"><text:tab/></text:span><text:span text:style-name="T44">Nepalees (Nepal)</text:span><text:span text:style-name="T44"><text:tab/></text:span></text:p>
            <text:p text:style-name="P1"><text:span text:style-name="T45">38</text:span><text:span text:style-name="T45"><text:tab/></text:span><text:span text:style-name="T45">Oriya</text:span><text:span text:style-name="T45"><text:tab/></text:span></text:p>
            <text:p text:style-name="P1"><text:span text:style-name="T46">39</text:span><text:span text:style-name="T46"><text:tab/></text:span><text:span text:style-name="T46">Punjabi</text:span><text:span text:style-name="T46"><text:tab/></text:span></text:p>
            <text:p text:style-name="P1"><text:span text:style-name="T47">40</text:span><text:span text:style-name="T47"><text:tab/></text:span><text:span text:style-name="T47">Sanskriet</text:span><text:span text:style-name="T47"><text:tab/></text:span></text:p>
            <text:p text:style-name="P1"><text:span text:style-name="T48">41</text:span><text:span text:style-name="T48"><text:tab/></text:span><text:span text:style-name="T48">Sindhi</text:span><text:span text:style-name="T48"><text:tab/></text:span></text:p>
            <text:p text:style-name="P1"><text:span text:style-name="T49">42</text:span><text:span text:style-name="T49"><text:tab/></text:span><text:span text:style-name="T49">Tamil</text:span><text:span text:style-name="T49"><text:tab/></text:span></text:p>
            <text:p text:style-name="P1"><text:span text:style-name="T50">43</text:span><text:span text:style-name="T50"><text:tab/></text:span><text:span text:style-name="T50">Telugu</text:span><text:span text:style-name="T50"><text:tab/></text:span></text:p>
            <text:p text:style-name="P1"><text:span text:style-name="T51">44</text:span><text:span text:style-name="T51"><text:tab/></text:span><text:span text:style-name="T51">Thais</text:span><text:span text:style-name="T51"><text:tab/></text:span></text:p>
            <text:p text:style-name="P1"><text:span text:style-name="T52">45</text:span><text:span text:style-name="T52"><text:tab/></text:span><text:span text:style-name="T52">Tibetaans (VR China)</text:span><text:span text:style-name="T52"><text:tab/></text:span></text:p>
            <text:p text:style-name="P1"><text:span text:style-name="T53">46</text:span><text:span text:style-name="T53"><text:tab/></text:span><text:span text:style-name="T53">Urdu (India)</text:span><text:span text:style-name="T53"><text:tab/></text:span></text:p>
            <text:p text:style-name="P1"><text:span text:style-name="T54">47</text:span><text:span text:style-name="T54"><text:tab/></text:span><text:span text:style-name="T54">Urdu (Pakistan)</text:span><text:span text:style-name="T54"><text:tab/></text:span></text:p>
            <text:p text:style-name="P1"><text:span text:style-name="T54"/>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116cm" svg:x="2.098cm" svg:y="14.10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none"/>
    </style:style>
    <style:style style:name="Standaard-backgroundobjects" style:family="presentation">
      <style:graphic-properties draw:shadow="hidden" draw:shadow-offset-x="0.3cm" draw:shadow-offset-y="0.3cm" draw:shadow-color="#808080"/>
    </style:style>
    <style:style style:name="Standaard-notes" style:family="presentation">
      <style:graphic-properties draw:stroke="none" draw:fill="none">
        <text:list-style style:name="Standa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ard" style:page-layout-name="PM1" draw:style-name="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ard-title" draw:layer="backgroundobjects" svg:width="14.851cm" svg:height="11.138cm" svg:x="3.068cm" svg:y="2.257cm" presentation:class="page"/>
        <draw:frame presentation:style-name="Standaard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Garfield Peanuts</meta:initial-creator>
    <meta:creation-date>2005-10-17T22:14:44</meta:creation-date>
    <dc:date>2008-01-02T17:08:04</dc:date>
    <meta:editing-cycles>2</meta:editing-cycles>
    <meta:editing-duration>PT4M5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